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E000001F22F574DDBCDA2A97C.png" manifest:media-type="image/png"/>
  <manifest:file-entry manifest:full-path="Pictures/100000010000048600000201A9D9C06048C3FB95.png" manifest:media-type="image/png"/>
  <manifest:file-entry manifest:full-path="Pictures/10000001000006430000019ACFFB08A8BE883D3F.png" manifest:media-type="image/png"/>
  <manifest:file-entry manifest:full-path="Pictures/1000000100000643000001DB096217728D158C03.png" manifest:media-type="image/png"/>
  <manifest:file-entry manifest:full-path="Pictures/10000001000006430000019ABA66C404040294E8.png" manifest:media-type="image/png"/>
  <manifest:file-entry manifest:full-path="Pictures/1000000100000643000001DB4B61D210A6BB5243.png" manifest:media-type="image/png"/>
  <manifest:file-entry manifest:full-path="Pictures/10000001000005CB0000019AD340D3DAD0DC933D.png" manifest:media-type="image/png"/>
  <manifest:file-entry manifest:full-path="Pictures/10000001000006EE000001F2702417F7529FAF38.png" manifest:media-type="image/png"/>
  <manifest:file-entry manifest:full-path="Pictures/1000000100000515000001255477E514D4F65A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5f9" officeooo:paragraph-rsid="0012f5f9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2" draw:name="Image1" text:anchor-type="char" svg:x="0.64mm" svg:y="0.53mm" svg:width="170mm" svg:height="38.28mm" draw:z-index="0"><draw:image xlink:href="Pictures/1000000100000515000001255477E514D4F65A57.png" xlink:type="simple" xlink:show="embed" xlink:actuate="onLoad" draw:mime-type="image/png"/></draw:frame>2.</text:p>
      <text:p text:style-name="P1"><draw:frame draw:style-name="fr1" draw:name="Image2" text:anchor-type="char" svg:width="170mm" svg:height="46.99mm" draw:z-index="1"><draw:image xlink:href="Pictures/10000001000005CB0000019AD340D3DAD0DC933D.png" xlink:type="simple" xlink:show="embed" xlink:actuate="onLoad" draw:mime-type="image/png"/></draw:frame>3.</text:p>
      <text:p text:style-name="P1"><draw:frame draw:style-name="fr1" draw:name="Image3" text:anchor-type="char" svg:width="170mm" svg:height="43.48mm" draw:z-index="2"><draw:image xlink:href="Pictures/10000001000006430000019ABA66C404040294E8.png" xlink:type="simple" xlink:show="embed" xlink:actuate="onLoad" draw:mime-type="image/png"/></draw:frame>4.</text:p>
      <text:p text:style-name="P1"><draw:frame draw:style-name="fr1" draw:name="Image4" text:anchor-type="char" svg:width="170mm" svg:height="43.48mm" draw:z-index="3"><draw:image xlink:href="Pictures/10000001000006430000019ACFFB08A8BE883D3F.png" xlink:type="simple" xlink:show="embed" xlink:actuate="onLoad" draw:mime-type="image/png"/></draw:frame>5.</text:p>
      <text:p text:style-name="P1"><draw:frame draw:style-name="fr1" draw:name="Image5" text:anchor-type="char" svg:width="170mm" svg:height="50.36mm" draw:z-index="4"><draw:image xlink:href="Pictures/1000000100000643000001DB4B61D210A6BB5243.png" xlink:type="simple" xlink:show="embed" xlink:actuate="onLoad" draw:mime-type="image/png"/></draw:frame></text:p>
      <text:p text:style-name="P1"><text:soft-page-break/>6.</text:p>
      <text:p text:style-name="P1"><draw:frame draw:style-name="fr1" draw:name="Image6" text:anchor-type="char" svg:width="170mm" svg:height="50.36mm" draw:z-index="5"><draw:image xlink:href="Pictures/1000000100000643000001DB096217728D158C03.png" xlink:type="simple" xlink:show="embed" xlink:actuate="onLoad" draw:mime-type="image/png"/></draw:frame>7.</text:p>
      <text:p text:style-name="P1"><draw:frame draw:style-name="fr1" draw:name="Image7" text:anchor-type="char" svg:width="170mm" svg:height="47.71mm" draw:z-index="6"><draw:image xlink:href="Pictures/10000001000006EE000001F2702417F7529FAF38.png" xlink:type="simple" xlink:show="embed" xlink:actuate="onLoad" draw:mime-type="image/png"/></draw:frame>8.</text:p>
      <text:p text:style-name="P1"><draw:frame draw:style-name="fr1" draw:name="Image8" text:anchor-type="char" svg:width="170mm" svg:height="47.71mm" draw:z-index="7"><draw:image xlink:href="Pictures/10000001000006EE000001F22F574DDBCDA2A97C.png" xlink:type="simple" xlink:show="embed" xlink:actuate="onLoad" draw:mime-type="image/png"/></draw:frame>999.</text:p>
      <text:p text:style-name="P1"><draw:frame draw:style-name="fr1" draw:name="Image9" text:anchor-type="char" svg:width="170mm" svg:height="75.3mm" draw:z-index="8"><draw:image xlink:href="Pictures/100000010000048600000201A9D9C06048C3FB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08:54.590004813</meta:creation-date>
    <dc:date>2024-06-11T16:27:44.602876333</dc:date>
    <meta:editing-duration>PT2M38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2" meta:paragraph-count="9" meta:word-count="9" meta:character-count="20" meta:non-whitespace-character-count="20"/>
  </office:meta>
</office:document-meta>
</file>